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HTTP Redirections</text:span> bölümü, OAuth 2.0 protokolünde HTTP yönlendirmelerinin nasıl kullanıldığını açıklamaktadır. Bu yönlendirmeler, istemcinin veya yetkilendirme sunucusunun, kaynak sahibinin (resource owner) kullanıcı aracını (user-agent) başka bir hedefe yönlendirmesi sürecidir.</text:p>
      <text:h text:style-name="Heading_20_3" text:outline-level="3">HTTP Yönlendirmeleri (Redirections) Nedir?</text:h>
      <text:p text:style-name="Text_20_body">HTTP yönlendirmeleri, bir kaynağa yapılan bir isteğin başka bir URL'ye yönlendirilmesi işlemidir. Yönlendirme, HTTP protokolü üzerinden belirli bir <text:span text:style-name="Strong_20_Emphasis">HTTP durum kodu</text:span> (status code) ile yapılır. Bu protokolde yönlendirme işlemi <text:span text:style-name="Strong_20_Emphasis">302</text:span> durum kodu ile genellikle yapılır, ancak başka durum kodları ve yönlendirme yöntemleri de kullanılabilir.</text:p>
      <text:h text:style-name="Heading_20_3" text:outline-level="3">OAuth 2.0'da HTTP Yönlendirmelerinin Kullanımı</text:h>
      <text:p text:style-name="Text_20_body">OAuth 2.0 protokolü, yönlendirmeleri <text:span text:style-name="Strong_20_Emphasis">istemci (client)</text:span> ile <text:span text:style-name="Strong_20_Emphasis">kaynak sahibinin kullanıcı aracı (user-agent)</text:span> arasında iletişimi sağlamak için yaygın şekilde kullanır. Aşağıda bu yönlendirmelerin genel bir akışı bulunmaktadır:</text:p>
      <text:list text:style-name="L1">
        <text:list-item>
          <text:p text:style-name="P2"><text:span text:style-name="Strong_20_Emphasis">Yetkilendirme İsteği</text:span>: İstemci, kullanıcıdan yetkilendirme almak için bir <text:span text:style-name="Strong_20_Emphasis">yetkilendirme isteği</text:span> yapar. Bu istek, kullanıcının tarayıcısına (user-agent) yönlendirilir.</text:p>
        </text:list-item>
        <text:list-item>
          <text:p text:style-name="P2"><text:span text:style-name="Strong_20_Emphasis">Yetkilendirme Sunucusu</text:span>: Yetkilendirme sunucusu, kullanıcının kimliğini doğrular ve ardından yönlendirme gerçekleştirilir. Yönlendirme, kullanıcının tarayıcısını (user-agent) bir sonraki adıma, yani istemciye doğru gönderir.</text:p>
        </text:list-item>
        <text:list-item>
          <text:p text:style-name="P2"><text:span text:style-name="Strong_20_Emphasis">Yönlendirme ve İzin Verme</text:span>: Kullanıcı, yetkilendirme sunucusundan aldığı yönlendirmeyi takip eder ve istemciye gerekli yetkilendirmeyi verir.</text:p>
        </text:list-item>
        <text:list-item>
          <text:p text:style-name="P1"><text:span text:style-name="Strong_20_Emphasis">Yönlendirme Sonucu</text:span>: Bu yönlendirme, HTTP durum kodu 302 gibi bir yönlendirme kodu ile yapılır. Yönlendirme, belirli bir URL’ye gitmesi gerektiğini belirtir ve kullanıcı aracını ilgili yere yönlendirir.</text:p>
        </text:list-item>
      </text:list>
      <text:h text:style-name="Heading_20_3" text:outline-level="3">302 Durum Kodu</text:h>
      <text:list text:style-name="L2">
        <text:list-item>
          <text:p text:style-name="P3"><text:span text:style-name="Strong_20_Emphasis">302</text:span>: Bu HTTP durum kodu, isteğin geçici olarak başka bir yere yönlendirilmesi gerektiğini belirtir. OAuth 2.0'da bu, <text:span text:style-name="Strong_20_Emphasis">yetkilendirme kodu</text:span> veya <text:span text:style-name="Strong_20_Emphasis">erişim belirteci (access token)</text:span> gibi bir yanıtın istemciye verilmesi için kullanılır.</text:p>
        </text:list-item>
      </text:list>
      <text:h text:style-name="Heading_20_3" text:outline-level="3">Yönlendirme Protokolü</text:h>
      <text:p text:style-name="Text_20_body">OAuth 2.0 protokolü, HTTP yönlendirmeleri aracılığıyla istemci ve yetkilendirme sunucusu arasında bir etkileşim sağlar. Ancak bu, yalnızca istemcilerin kullanıcının kimlik doğrulaması ve yetkilendirme için kullandığı bir yöntemdir.</text:p>
      <text:p text:style-name="Text_20_body"><text:span text:style-name="Strong_20_Emphasis">Redirection</text:span>'ların avantajları:</text:p>
      <text:list text:style-name="L3">
        <text:list-item>
          <text:p text:style-name="P5"><text:span text:style-name="Strong_20_Emphasis">Kolay Entegrasyon</text:span>: Kullanıcı kimliği doğrulandıktan sonra istemciye verilecek belirteçlerin (token) güvenli bir şekilde yönlendirilmesi sağlanır.</text:p>
        </text:list-item>
        <text:list-item>
          <text:p text:style-name="P4"><text:span text:style-name="Strong_20_Emphasis">Güvenlik</text:span>: Yönlendirme sırasında, kaynak sahibinin (kullanıcının) kimlik bilgileri istemciyle paylaşılmadan sadece yetkilendirme sunucusunda doğrulanır.</text:p>
        </text:list-item>
      </text:list>
      <text:h text:style-name="Heading_20_3" text:outline-level="3">Özet</text:h>
      <text:list text:style-name="L4">
        <text:list-item>
          <text:p text:style-name="P7"><text:span text:style-name="Strong_20_Emphasis">HTTP Yönlendirmeleri</text:span>, istemci ve kullanıcı arasındaki etkileşimde önemli bir rol oynar.</text:p>
        </text:list-item>
        <text:list-item>
          <text:p text:style-name="P7"><text:soft-page-break/>OAuth 2.0 protokolünde, bu yönlendirmeler, kullanıcı aracını (tarayıcıyı) doğru adrese yönlendirmek için kullanılır.</text:p>
        </text:list-item>
        <text:list-item>
          <text:p text:style-name="P6">302 durumu, en yaygın kullanılan yönlendirme türüdür, ancak OAuth 2.0, farklı HTTP yönlendirme kodlarını ve tekniklerini de kullanabilir.</text:p>
        </text:list-item>
      </text:list>
      <text:p text:style-name="Text_20_body">Bu yönlendirmeler, OAuth protokolünün güvenli ve etkili çalışabilmesi için kritik bir bileşendi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2:40:46.369093616</meta:creation-date>
    <dc:date>2025-01-26T02:41:38.359613840</dc:date>
    <meta:editing-duration>PT52S</meta:editing-duration>
    <meta:editing-cycles>1</meta:editing-cycles>
    <meta:document-statistic meta:table-count="0" meta:image-count="0" meta:object-count="0" meta:page-count="2" meta:paragraph-count="21" meta:word-count="349" meta:character-count="2920" meta:non-whitespace-character-count="2602"/>
    <meta:generator>LibreOffice/7.4.7.2$Linux_X86_64 LibreOffice_project/40$Build-2</meta:generator>
  </office:meta>
</office:document-meta>
</file>